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draw:fit-to-size="shrink-to-fit"/>
    </style:style>
    <style:style style:name="gr3" style:family="graphic" style:parent-style-name="standard">
      <style:graphic-properties draw:marker-end="Arrow" draw:marker-end-width="0.2cm" draw:textarea-horizontal-align="center" draw:textarea-vertical-align="middle" draw:fit-to-size="shrink-to-fit"/>
    </style:style>
    <style:style style:name="gr4" style:family="graphic" style:parent-style-name="standard">
      <style:graphic-properties draw:fill="solid" draw:fill-color="#e6e6ff" draw:textarea-horizontal-align="justify" draw:textarea-vertical-align="middle" draw:auto-grow-height="true" fo:min-height="0.539cm" fo:min-width="1.229cm" fo:wrap-option="no-wrap"/>
    </style:style>
    <style:style style:name="gr5" style:family="graphic" style:parent-style-name="standard">
      <style:graphic-properties draw:fill="solid" draw:fill-color="#e6e6ff" draw:textarea-horizontal-align="justify" draw:textarea-vertical-align="middle" draw:auto-grow-height="true" fo:min-height="0.98cm" fo:min-width="1.619cm" fo:wrap-option="no-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1cm" fo:min-width="1.411cm"/>
    </style:style>
    <style:style style:name="gr7" style:family="graphic" style:parent-style-name="standard">
      <style:graphic-properties draw:stroke="solid" draw:stroke-dash="Line_20_Style_20_9" svg:stroke-color="#0000ff" draw:marker-end="Arrow" draw:marker-end-width="0.2cm" draw:textarea-horizontal-align="center" draw:textarea-vertical-align="middle"/>
    </style:style>
    <style:style style:name="gr8" style:family="graphic" style:parent-style-name="standard">
      <style:graphic-properties draw:marker-end="Arrow" draw:marker-end-width="0.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1" draw:id="id11" draw:layer="layout" svg:width="4.992cm" svg:height="6.171cm" svg:x="6.908cm" svg:y="1.7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2.723cm" svg:height="0.864cm" svg:x="2.361cm" svg:y="0.432cm">
          <text:p text:style-name="P1">scen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2.723cm" svg:height="0.864cm" svg:x="2.361cm" svg:y="2.021cm">
          <text:p text:style-name="P1">material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2.723cm" svg:height="0.862cm" svg:x="2.361cm" svg:y="3.663cm">
          <text:p text:style-name="P1">rotat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4" draw:id="id4" draw:layer="layout" svg:width="2.723cm" svg:height="0.863cm" svg:x="3.877cm" svg:y="7.138cm">
          <text:p text:style-name="P1">scal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3.722cm" svg:y1="1.296cm" svg:x2="3.722cm" svg:y2="2.021cm" draw:start-shape="id1" draw:start-glue-point="2" draw:end-shape="id2" draw:end-glue-point="0" svg:d="m3722 1296v725" svg:viewBox="0 0 1 726">
          <text:p/>
        </draw:connector>
        <draw:connector draw:style-name="gr3" draw:text-style-name="P1" draw:layer="layout" svg:x1="3.722cm" svg:y1="2.885cm" svg:x2="3.722cm" svg:y2="3.663cm" draw:start-shape="id2" draw:start-glue-point="2" draw:end-shape="id3" draw:end-glue-point="0" svg:d="m3722 2885v778" svg:viewBox="0 0 1 779">
          <text:p/>
        </draw:connector>
        <draw:connector draw:style-name="gr3" draw:text-style-name="P1" draw:layer="layout" draw:line-skew="-0.531cm" svg:x1="3.722cm" svg:y1="4.525cm" svg:x2="5.238cm" svg:y2="7.138cm" draw:start-shape="id3" draw:start-glue-point="2" draw:end-shape="id4" draw:end-glue-point="0" svg:d="m3722 4525v776h1516v1837" svg:viewBox="0 0 1517 2614">
          <text:p/>
        </draw:connector>
        <draw:connector draw:style-name="gr3" draw:text-style-name="P1" draw:layer="layout" draw:line-skew="-0.057cm" svg:x1="3.722cm" svg:y1="4.525cm" svg:x2="1.951cm" svg:y2="6.19cm" draw:start-shape="id3" draw:start-glue-point="2" draw:end-shape="id5" draw:end-glue-point="0" svg:d="m3722 4525v776h-1771v889" svg:viewBox="0 0 1772 1666">
          <text:p/>
        </draw:connector>
        <draw:custom-shape draw:style-name="gr2" draw:text-style-name="P1" xml:id="id5" draw:id="id5" draw:layer="layout" svg:width="2.913cm" svg:height="0.864cm" svg:x="0.495cm" svg:y="6.19cm">
          <text:p text:style-name="P1">textur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6" draw:id="id6" draw:layer="layout" svg:width="2.913cm" svg:height="0.864cm" svg:x="0.508cm" svg:y="10.051cm">
          <text:p text:style-name="P1">box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1.951cm" svg:y1="7.054cm" svg:x2="1.964cm" svg:y2="10.051cm" draw:start-shape="id5" draw:start-glue-point="2" draw:end-shape="id6" draw:end-glue-point="0" svg:d="m1951 7054v1499h13v1498" svg:viewBox="0 0 14 2998">
          <text:p/>
        </draw:connector>
        <draw:custom-shape draw:style-name="gr4" draw:text-style-name="P2" xml:id="id10" draw:id="id10" draw:layer="layout" svg:width="1.729cm" svg:height="0.789cm" svg:x="9.726cm" svg:y="6.455cm">
          <text:p text:style-name="P1"><text:span text:style-name="T1">VB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xml:id="id7" draw:id="id7" draw:layer="layout" svg:width="2.119cm" svg:height="1.23cm" svg:x="7.198cm" svg:y="3.506cm">
          <text:p text:style-name="P1"><text:span text:style-name="T1">Texture </text:span></text:p>
          <text:p text:style-name="P1"><text:span text:style-name="T1">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9" draw:id="id9" draw:layer="layout" svg:width="1.729cm" svg:height="0.789cm" svg:x="8.617cm" svg:y="5.205cm">
          <text:p text:style-name="P1"><text:span text:style-name="T1">VB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3" draw:layer="layout" svg:width="3.79cm" svg:height="1.111cm" svg:x="7.51cm" svg:y="2.221cm">
          <draw:text-box>
            <text:p text:style-name="P1"><text:span text:style-name="T2">WebGL Context</text:span></text:p>
          </draw:text-box>
        </draw:frame>
        <draw:connector draw:style-name="gr7" draw:text-style-name="P1" draw:layer="layout" svg:x1="3.408cm" svg:y1="6.622cm" svg:x2="8.257cm" svg:y2="4.736cm" draw:start-shape="id5" draw:start-glue-point="1" draw:end-shape="id7" draw:end-glue-point="2" svg:d="m3408 6622h4849v-1886" svg:viewBox="0 0 4850 1887">
          <text:p/>
        </draw:connector>
        <draw:connector draw:style-name="gr7" draw:text-style-name="P1" draw:layer="layout" svg:x1="6.599cm" svg:y1="9.268cm" svg:x2="9.481cm" svg:y2="5.994cm" draw:start-shape="id8" draw:start-glue-point="1" draw:end-shape="id9" draw:end-glue-point="2" svg:d="m6599 9268h2882v-3274" svg:viewBox="0 0 2883 3275">
          <text:p/>
        </draw:connector>
        <draw:connector draw:style-name="gr7" draw:text-style-name="P1" draw:layer="layout" svg:x1="3.421cm" svg:y1="10.483cm" svg:x2="10.59cm" svg:y2="7.244cm" draw:start-shape="id6" draw:start-glue-point="1" draw:end-shape="id10" draw:end-glue-point="2" svg:d="m3421 10483h7169v-3239" svg:viewBox="0 0 7170 3240">
          <text:p/>
        </draw:connector>
        <draw:connector draw:style-name="gr8" draw:text-style-name="P1" draw:layer="layout" svg:x1="5.084cm" svg:y1="0.864cm" svg:x2="9.404cm" svg:y2="1.706cm" draw:start-shape="id1" draw:start-glue-point="1" draw:end-shape="id11" draw:end-glue-point="0" svg:d="m5084 864h4320v842" svg:viewBox="0 0 4321 843">
          <text:p/>
        </draw:connector>
        <draw:custom-shape draw:style-name="gr2" draw:text-style-name="P1" draw:layer="layout" svg:width="2.913cm" svg:height="0.864cm" svg:x="0.507cm" svg:y="8.05cm">
          <text:p text:style-name="P1">translat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8" draw:id="id8" draw:layer="layout" svg:width="2.723cm" svg:height="0.863cm" svg:x="3.876cm" svg:y="8.837cm">
          <text:p text:style-name="P1">teapot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5.238cm" svg:y1="8.001cm" svg:x2="5.237cm" svg:y2="8.837cm" draw:start-shape="id4" draw:start-glue-point="2" draw:end-shape="id8" draw:end-glue-point="0" svg:d="m5238 8001v418h-1v418" svg:viewBox="0 0 2 83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NZ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01cm" fo:margin-bottom="3.223cm" fo:margin-left="0cm" fo:margin-right="0cm" fo:page-width="12.5cm" fo:page-height="11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indsay </meta:initial-creator>
    <meta:creation-date>2011-10-19T13:15:43</meta:creation-date>
    <dc:date>2013-08-18T22:33:24</dc:date>
    <dc:creator>lindsay </dc:creator>
    <meta:editing-duration>PT3H50M2S</meta:editing-duration>
    <meta:editing-cycles>15</meta:editing-cycles>
    <meta:generator>LibreOffice/3.5$Linux_X86_64 LibreOffice_project/350m1$Build-2</meta:generator>
    <meta:document-statistic meta:object-count="23"/>
  </office:meta>
</office:document-meta>
</file>